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5.239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5.465cm"/>
    </style:style>
    <style:style style:name="co5" style:family="table-column">
      <style:table-column-properties fo:break-before="auto" style:column-width="15.98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upplier Link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J1</text:p>
          </table:table-cell>
          <table:table-cell table:style-name="ce2" office:value-type="string">
            <text:p>Socket_Strip_Straight_2x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RM_SWD_SMALL</text:p>
          </table:table-cell>
          <table:table-cell/>
          <table:table-cell table:style-name="ce3" table:number-columns-repeated="1019"/>
        </table:table-row>
        <table:table-row table:style-name="ro1">
          <table:table-cell table:style-name="ce2" office:value-type="string">
            <text:p>U5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office:value-type="string">
            <text:p><text:a xlink:href="http://www.digikey.si/product-detail/en/bosch-sensortec/BME280/828-1063-1-ND/6136314">http://www.digikey.si/product-detail/en/bosch-sensortec/BME280/828-1063-1-ND/6136314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4,U1</text:p>
          </table:table-cell>
          <table:table-cell table:style-name="ce2" office:value-type="string">
            <text:p>JST B3B-PH-SM4-TB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Rover</text:p>
          </table:table-cell>
          <table:table-cell office:value-type="string">
            <text:p><text:a xlink:href="http://si.farnell.com/jst-japan-solderless-terminals/b3b-ph-sm4-tb-lf-sn/connector-header-smt-2mm-3way/dp/9492542?ost=JST+B3B-PH-SM4-TB&amp;selectedCategoryId=&amp;categoryNameResp=Vse%2Bkategorije&amp;searchView=table&amp;iscrfnonsku=false">http://si.farnell.com/jst-japan-solderless-terminals/b3b-ph-sm4-tb-lf-sn/connector-header-smt-2mm-3way/dp/9492542?ost=JST+B3B-PH-SM4-TB&amp;selectedCategoryId=&amp;categoryNameResp=Vse%2Bkategorije&amp;searchView=table&amp;iscrfnonsku=false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nRF52832-SM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RF52832</text:p>
          </table:table-cell>
          <table:table-cell office:value-type="string">
            <text:p><text:a xlink:href="https://www.tindie.com/products/hnhoan/nrf52832-ant-bluetooth-le-arm-cortex-m4f-30-io/">https://www.tindie.com/products/hnhoan/nrf52832-ant-bluetooth-le-arm-cortex-m4f-30-io/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5-Pin SOT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79133</text:p>
          </table:table-cell>
          <table:table-cell office:value-type="string">
            <text:p><text:a xlink:href="http://si.farnell.com/texas-instruments/tps79133dbvt/ic-v-reg-ldo-0-1a-3-3v-smd-79133/dp/8461767">http://si.farnell.com/texas-instruments/tps79133dbvt/ic-v-reg-ldo-0-1a-3-3v-smd-79133/dp/8461767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10,R9,R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0K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8,R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0K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6,R5,R2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00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4,R3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2,Q1</text:p>
          </table:table-cell>
          <table:table-cell table:style-name="ce2" office:value-type="string">
            <text:p>3-Pin SOT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C847C</text:p>
          </table:table-cell>
          <table:table-cell office:value-type="string">
            <text:p><text:a xlink:href="http://si.farnell.com/infineon/bc-847c-e6327/transistor-bipol-npn-45v-sot-23/dp/2432696">http://si.farnell.com/infineon/bc-847c-e6327/transistor-bipol-npn-45v-sot-23/dp/2432696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1</text:p>
          </table:table-cell>
          <table:table-cell table:style-name="ce2" office:value-type="string">
            <text:p>DCP-USBCB-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SB_OTG</text:p>
          </table:table-cell>
          <table:table-cell office:value-type="string">
            <text:p><text:a xlink:href="http://eu.mouser.com/ProductDetail/Conxall-Switchcraft/DCP-USBCB-SC/?qs=sGAEpiMZZMulM8LPOQ%252byk0tOUVtDtVQ0KVOITCuLB%252bPJPE9H7T7ELA%3D%3D">http://eu.mouser.com/ProductDetail/Conxall-Switchcraft/DCP-USBCB-SC/?qs=sGAEpiMZZMulM8LPOQ%252byk0tOUVtDtVQ0KVOITCuLB%252bPJPE9H7T7ELA%3d%3d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JP4,JP3,JP2,JP1</text:p>
          </table:table-cell>
          <table:table-cell table:style-name="ce2" office:value-type="string">
            <text:p>Socket_Strip_Straight_1x0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UMP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5,D4,D1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3,D2</text:p>
          </table:table-cell>
          <table:table-cell table:style-name="ce2" office:value-type="string">
            <text:p>SOD-3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N4148</text:p>
          </table:table-cell>
          <table:table-cell office:value-type="string">
            <text:p><text:a xlink:href="http://si.farnell.com/multicomp/1n4148ws/diode-h-speed-100v-0-15a-sod323/dp/1466524">http://si.farnell.com/multicomp/1n4148ws/diode-h-speed-100v-0-15a-sod323/dp/1466524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12,C11,C10,C9,C7,C5,C4,C2,C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100nF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6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nF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3,C8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uF</text:p>
          </table:table-cell>
          <table:table-cell table:number-columns-repeated="1020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.03.2017</text:date>, <text:time>09:40:5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3-03T09:40:49.97</dc:date>
    <meta:generator>OpenOffice.org/3.2$Win32 OpenOffice.org_project/320m18$Build-9502</meta:generator>
    <meta:editing-duration>PT00H40M11S</meta:editing-duration>
    <meta:editing-cycles>53</meta:editing-cycles>
    <meta:document-statistic meta:table-count="1" meta:cell-count="80" meta:object-count="0"/>
  </office:meta>
</office:document-meta>
</file>